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fo:font-weight="bold" officeooo:rsid="0015a465" officeooo:paragraph-rsid="0015a465" style:font-weight-asian="bold" style:font-weight-complex="bold"/>
    </style:style>
    <style:style style:name="P2" style:family="paragraph" style:parent-style-name="Standard">
      <style:text-properties fo:font-weight="bold" officeooo:rsid="00171ae0" officeooo:paragraph-rsid="00171ae0" style:font-weight-asian="bold" style:font-weight-complex="bold"/>
    </style:style>
    <style:style style:name="P3" style:family="paragraph" style:parent-style-name="Standard">
      <style:text-properties fo:font-weight="normal" officeooo:rsid="0015a465" officeooo:paragraph-rsid="0015a465" style:font-weight-asian="normal" style:font-weight-complex="normal"/>
    </style:style>
    <style:style style:name="P4" style:family="paragraph" style:parent-style-name="Standard">
      <style:text-properties fo:font-weight="normal" officeooo:rsid="00171ae0" officeooo:paragraph-rsid="00171ae0" style:font-weight-asian="normal" style:font-weight-complex="normal"/>
    </style:style>
    <style:style style:name="P5" style:family="paragraph" style:parent-style-name="Standard">
      <style:text-properties fo:font-weight="normal" officeooo:rsid="00183401" officeooo:paragraph-rsid="00183401" style:font-weight-asian="normal" style:font-weight-complex="normal"/>
    </style:style>
    <style:style style:name="T1" style:family="text">
      <style:text-properties officeooo:rsid="00183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enypen (Anzeigenarten)</text:p>
      <text:p text:style-name="P3"/>
      <text:p text:style-name="P3">- Liniendiagramm</text:p>
      <text:p text:style-name="P3">Verlauf</text:p>
      <text:p text:style-name="P3"/>
      <text:p text:style-name="P3">- Flächendiagramm</text:p>
      <text:p text:style-name="P3">Verlauf (gemahlt unter linie) <text:span text:style-name="T1">+ Fläche</text:span></text:p>
      <text:p text:style-name="P3"/>
      <text:p text:style-name="P3">- Flächendiagramm 3D</text:p>
      <text:p text:style-name="P3">Verlauf (gemahlt unter linie) <text:span text:style-name="T1">(Fläche) + </text:span>3-Dimensional</text:p>
      <text:p text:style-name="P3"/>
      <text:p text:style-name="P2">Mengenverhältnisse diagrammen</text:p>
      <text:p text:style-name="P3"/>
      <text:p text:style-name="P4">- Balkendiagramm</text:p>
      <text:p text:style-name="P4">Waagrecht</text:p>
      <text:p text:style-name="P4"/>
      <text:p text:style-name="P4">- Säulendiagramm</text:p>
      <text:p text:style-name="P4">Senkrecht</text:p>
      <text:p text:style-name="P4"/>
      <text:p text:style-name="P4">- Kreisdiagramm</text:p>
      <text:p text:style-name="P4">Sektoren</text:p>
      <text:p text:style-name="P4"/>
      <text:p text:style-name="P4">- Kuchendiagramm</text:p>
      <text:p text:style-name="P4">Kreisdiagramm 3D</text:p>
      <text:p text:style-name="P4"/>
      <text:p text:style-name="P2">Abweichungen</text:p>
      <text:p text:style-name="P4"/>
      <text:p text:style-name="P4">- Netzdiagramm</text:p>
      <text:p text:style-name="P4">Netzdiagramme eignen sich hervorragend für Soll-Ist-Vergleiche.</text:p>
      <text:p text:style-name="P4"/>
      <text:p text:style-name="P4">- <text:span text:style-name="T1">Punktendiagramm</text:span></text:p>
      <text:p text:style-name="P5">Zeigt der abweichung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09:02:19.278935130</meta:creation-date>
    <dc:date>2021-10-27T09:56:27.684726779</dc:date>
    <meta:editing-duration>PT13M37S</meta:editing-duration>
    <meta:editing-cycles>1</meta:editing-cycles>
    <meta:document-statistic meta:table-count="0" meta:image-count="0" meta:object-count="0" meta:page-count="1" meta:paragraph-count="21" meta:word-count="52" meta:character-count="442" meta:non-whitespace-character-count="411"/>
    <meta:generator>LibreOffice/7.2.1.2$Linux_X86_64 LibreOffice_project/20$Build-2</meta:generator>
  </office:meta>
</office:document-meta>
</file>